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29.74pt" svg:height="367.46pt" svg:x="495.5pt" svg:y="52.7pt">
            <loext:p draw:notify-on-update-of-ranges="Sheet1.B5:Sheet1.B5 Sheet1.B6:Sheet1.B11 Sheet1.C5:Sheet1.C5 Sheet1.C6:Sheet1.C11 Sheet1.B5:Sheet1.B5 Sheet1.B6:Sheet1.B11 Sheet1.D5:Sheet1.D5 Sheet1.D6:Sheet1.D11 Sheet1.B5:Sheet1.B5 Sheet1.B6:Sheet1.B11 Sheet1.E5:Sheet1.E5 Sheet1.E6:Sheet1.E11 Sheet1.B5:Sheet1.B5 Sheet1.B6:Sheet1.B11 Sheet1.F5:Sheet1.F5 Sheet1.F6:Sheet1.F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CERTIFIED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CERTIFIED-WITHDRAWN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8.119476" calcext:value-type="float">
            <text:p>8.119476</text:p>
          </table:table-cell>
          <table:table-cell office:value-type="float" office:value="85.83175" calcext:value-type="float">
            <text:p>85.83175</text:p>
          </table:table-cell>
          <table:table-cell office:value-type="float" office:value="2.8165913" calcext:value-type="float">
            <text:p>2.8165913</text:p>
          </table:table-cell>
          <table:table-cell office:value-type="float" office:value="3.2321813" calcext:value-type="float">
            <text:p>3.2321813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5.075949" calcext:value-type="float">
            <text:p>5.075949</text:p>
          </table:table-cell>
          <table:table-cell office:value-type="float" office:value="84.856125" calcext:value-type="float">
            <text:p>84.856125</text:p>
          </table:table-cell>
          <table:table-cell office:value-type="float" office:value="2.5805628" calcext:value-type="float">
            <text:p>2.5805628</text:p>
          </table:table-cell>
          <table:table-cell office:value-type="float" office:value="7.487362" calcext:value-type="float">
            <text:p>7.487362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.7461243" calcext:value-type="float">
            <text:p>2.7461243</text:p>
          </table:table-cell>
          <table:table-cell office:value-type="float" office:value="86.61816" calcext:value-type="float">
            <text:p>86.61816</text:p>
          </table:table-cell>
          <table:table-cell office:value-type="float" office:value="2.6214957" calcext:value-type="float">
            <text:p>2.6214957</text:p>
          </table:table-cell>
          <table:table-cell office:value-type="float" office:value="8.014222" calcext:value-type="float">
            <text:p>8.014222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.2907934" calcext:value-type="float">
            <text:p>2.2907934</text:p>
          </table:table-cell>
          <table:table-cell office:value-type="float" office:value="87.624245" calcext:value-type="float">
            <text:p>87.624245</text:p>
          </table:table-cell>
          <table:table-cell office:value-type="float" office:value="3.086863" calcext:value-type="float">
            <text:p>3.086863</text:p>
          </table:table-cell>
          <table:table-cell office:value-type="float" office:value="6.998096" calcext:value-type="float">
            <text:p>6.998096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1.765399" calcext:value-type="float">
            <text:p>1.765399</text:p>
          </table:table-cell>
          <table:table-cell office:value-type="float" office:value="88.452255" calcext:value-type="float">
            <text:p>88.452255</text:p>
          </table:table-cell>
          <table:table-cell office:value-type="float" office:value="3.1443594" calcext:value-type="float">
            <text:p>3.1443594</text:p>
          </table:table-cell>
          <table:table-cell office:value-type="float" office:value="6.6379843" calcext:value-type="float">
            <text:p>6.6379843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1.4163257" calcext:value-type="float">
            <text:p>1.4163257</text:p>
          </table:table-cell>
          <table:table-cell office:value-type="float" office:value="87.93507" calcext:value-type="float">
            <text:p>87.93507</text:p>
          </table:table-cell>
          <table:table-cell office:value-type="float" office:value="3.3791137" calcext:value-type="float">
            <text:p>3.3791137</text:p>
          </table:table-cell>
          <table:table-cell office:value-type="float" office:value="7.269494" calcext:value-type="float">
            <text:p>7.2694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02:21:26.608898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3:56:34.609256712</meta:creation-date>
    <dc:date>2018-04-23T02:35:55.503280676</dc:date>
    <meta:editing-duration>PT24M59S</meta:editing-duration>
    <meta:editing-cycles>4</meta:editing-cycles>
    <meta:generator>LibreOffice/5.1.6.2$Linux_X86_64 LibreOffice_project/10m0$Build-2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17cm" svg:height="12.964cm" xlink:href=".." xlink:type="simple" chart:class="chart:scatter" chart:style-name="ch1">
        <chart:legend chart:legend-position="end" svg:x="16.851cm" svg:y="5.436cm" style:legend-expansion="high" chart:style-name="ch2"/>
        <chart:plot-area chart:style-name="ch3" table:cell-range-address="Sheet1.B5:Sheet1.F11" chart:data-source-has-labels="row" svg:x="0.444cm" svg:y="0.259cm" svg:width="15.963cm" svg:height="12.446cm">
          <chartooo:coordinate-region svg:x="1.066cm" svg:y="0.458cm" svg:width="14.784cm" svg:height="11.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11" chart:label-cell-address="Sheet1.C5:Sheet1.C5" chart:class="chart:scatter">
            <chart:domain table:cell-range-address="Sheet1.B6:Sheet1.B11"/>
            <chart:data-point chart:repeated="6"/>
          </chart:series>
          <chart:series chart:style-name="ch7" chart:values-cell-range-address="Sheet1.D6:Sheet1.D11" chart:label-cell-address="Sheet1.D5:Sheet1.D5" chart:class="chart:scatter">
            <chart:data-point chart:repeated="6"/>
          </chart:series>
          <chart:series chart:style-name="ch8" chart:values-cell-range-address="Sheet1.E6:Sheet1.E11" chart:label-cell-address="Sheet1.E5:Sheet1.E5" chart:class="chart:scatter">
            <chart:data-point chart:repeated="6"/>
          </chart:series>
          <chart:series chart:style-name="ch9" chart:values-cell-range-address="Sheet1.F6:Sheet1.F11" chart:label-cell-address="Sheet1.F5:Sheet1.F5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NIED</text:p>
                <draw:g>
                  <svg:desc>Sheet1.C5:Sheet1.C5</svg:desc>
                </draw:g>
              </table:table-cell>
              <table:table-cell office:value-type="string">
                <text:p>CERTIFIED</text:p>
                <draw:g>
                  <svg:desc>Sheet1.D5:Sheet1.D5</svg:desc>
                </draw:g>
              </table:table-cell>
              <table:table-cell office:value-type="string">
                <text:p>WITHDRAWN</text:p>
                <draw:g>
                  <svg:desc>Sheet1.E5:Sheet1.E5</svg:desc>
                </draw:g>
              </table:table-cell>
              <table:table-cell office:value-type="string">
                <text:p>CERTIFIED-WITHDRAWN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1">
                <text:p>2011</text:p>
                <draw:g>
                  <svg:desc>Sheet1.B6:Sheet1.B11</svg:desc>
                </draw:g>
              </table:table-cell>
              <table:table-cell office:value-type="float" office:value="8.119476">
                <text:p>8.119476</text:p>
                <draw:g>
                  <svg:desc>Sheet1.C6:Sheet1.C11</svg:desc>
                </draw:g>
              </table:table-cell>
              <table:table-cell office:value-type="float" office:value="85.83175">
                <text:p>85.83175</text:p>
                <draw:g>
                  <svg:desc>Sheet1.D6:Sheet1.D11</svg:desc>
                </draw:g>
              </table:table-cell>
              <table:table-cell office:value-type="float" office:value="2.8165913">
                <text:p>2.8165913</text:p>
                <draw:g>
                  <svg:desc>Sheet1.E6:Sheet1.E11</svg:desc>
                </draw:g>
              </table:table-cell>
              <table:table-cell office:value-type="float" office:value="3.2321813">
                <text:p>3.2321813</text:p>
                <draw:g>
                  <svg:desc>Sheet1.F6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2">
                <text:p>2012</text:p>
              </table:table-cell>
              <table:table-cell office:value-type="float" office:value="5.075949">
                <text:p>5.075949</text:p>
              </table:table-cell>
              <table:table-cell office:value-type="float" office:value="84.856125">
                <text:p>84.856125</text:p>
              </table:table-cell>
              <table:table-cell office:value-type="float" office:value="2.5805628">
                <text:p>2.5805628</text:p>
              </table:table-cell>
              <table:table-cell office:value-type="float" office:value="7.487362">
                <text:p>7.487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3">
                <text:p>2013</text:p>
              </table:table-cell>
              <table:table-cell office:value-type="float" office:value="2.7461243">
                <text:p>2.7461243</text:p>
              </table:table-cell>
              <table:table-cell office:value-type="float" office:value="86.61816">
                <text:p>86.61816</text:p>
              </table:table-cell>
              <table:table-cell office:value-type="float" office:value="2.6214957">
                <text:p>2.6214957</text:p>
              </table:table-cell>
              <table:table-cell office:value-type="float" office:value="8.014222">
                <text:p>8.014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2.2907934">
                <text:p>2.2907934</text:p>
              </table:table-cell>
              <table:table-cell office:value-type="float" office:value="87.624245">
                <text:p>87.624245</text:p>
              </table:table-cell>
              <table:table-cell office:value-type="float" office:value="3.086863">
                <text:p>3.086863</text:p>
              </table:table-cell>
              <table:table-cell office:value-type="float" office:value="6.998096">
                <text:p>6.998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5">
                <text:p>2015</text:p>
              </table:table-cell>
              <table:table-cell office:value-type="float" office:value="1.765399">
                <text:p>1.765399</text:p>
              </table:table-cell>
              <table:table-cell office:value-type="float" office:value="88.452255">
                <text:p>88.452255</text:p>
              </table:table-cell>
              <table:table-cell office:value-type="float" office:value="3.1443594">
                <text:p>3.1443594</text:p>
              </table:table-cell>
              <table:table-cell office:value-type="float" office:value="6.6379843">
                <text:p>6.637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6">
                <text:p>2016</text:p>
              </table:table-cell>
              <table:table-cell office:value-type="float" office:value="1.4163257">
                <text:p>1.4163257</text:p>
              </table:table-cell>
              <table:table-cell office:value-type="float" office:value="87.93507">
                <text:p>87.93507</text:p>
              </table:table-cell>
              <table:table-cell office:value-type="float" office:value="3.3791137">
                <text:p>3.3791137</text:p>
              </table:table-cell>
              <table:table-cell office:value-type="float" office:value="7.269494">
                <text:p>7.269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